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2743in" style:use-optimal-column-width="false"/>
    </style:style>
    <style:style style:name="TableColumn4" style:family="table-column">
      <style:table-column-properties style:column-width="0.3125in" style:use-optimal-column-width="false"/>
    </style:style>
    <style:style style:name="TableColumn5" style:family="table-column">
      <style:table-column-properties style:column-width="0.275in" style:use-optimal-column-width="false"/>
    </style:style>
    <style:style style:name="TableColumn6" style:family="table-column">
      <style:table-column-properties style:column-width="0.284in" style:use-optimal-column-width="false"/>
    </style:style>
    <style:style style:name="Table2" style:family="table">
      <style:table-properties style:width="1.1458in" fo:margin-left="0in" table:align="left"/>
    </style:style>
    <style:style style:name="TableRow7" style:family="table-row">
      <style:table-row-properties style:min-row-height="0.2805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" style:family="table-row">
      <style:table-row-properties style:min-row-height="0.2805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5" style:family="table-row">
      <style:table-row-properties style:min-row-height="0.2805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4" style:family="table-row">
      <style:table-row-properties style:min-row-height="0.2805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list-style-name="LFO2" style:family="paragraph"/>
    <style:style style:name="P44" style:parent-style-name="Standard" style:list-style-name="LFO2" style:family="paragraph"/>
    <style:style style:name="P45" style:parent-style-name="Standard" style:list-style-name="LFO2" style:family="paragraph"/>
    <style:style style:name="P46" style:parent-style-name="Standard" style:list-style-name="LFO2" style:family="paragraph"/>
    <style:style style:name="P47" style:parent-style-name="Standard" style:list-style-name="LFO2" style:family="paragraph"/>
    <style:style style:name="P48" style:parent-style-name="Standard" style:list-style-name="LFO2" style:family="paragraph"/>
    <style:style style:name="P49" style:parent-style-name="Standard" style:list-style-name="LFO2" style:family="paragraph"/>
  </office:automatic-styles>
  <office:body>
    <office:text text:use-soft-page-breaks="true">
      <text:p text:style-name="P1">CHUNKS</text:p>
      <text:p text:style-name="Standard"/>
      <text:p text:style-name="Standard">16 chunk types with 4<text:s/>variants between them (more variants to be added)</text:p>
      <text:p text:style-name="Standard"/>
      <text:p text:style-name="Standard">Chunk types:</text:p>
      <text:p text:style-name="Standard"/>
      <text:p text:style-name="Standard">0: CAMP</text:p>
      <text:p text:style-name="Standard">1: FORT</text:p>
      <text:p text:style-name="Standard">2: MESA</text:p>
      <text:p text:style-name="Standard">3: MOUNTAIN PASS</text:p>
      <text:p text:style-name="Standard">4: MINE</text:p>
      <text:p text:style-name="Standard">5: LAKE</text:p>
      <text:p text:style-name="Standard">6: CASTLE</text:p>
      <text:p text:style-name="Standard">7: LAIR</text:p>
      <text:p text:style-name="Standard">8: MEADOW</text:p>
      <text:p text:style-name="Standard">9: FARM</text:p>
      <text:p text:style-name="Standard">10: FOREST</text:p>
      <text:p text:style-name="Standard">11: DEEP FOREST</text:p>
      <text:p text:style-name="Standard">12: RUINS</text:p>
      <text:p text:style-name="Standard">13: FAIRY FOUNTAIN</text:p>
      <text:p text:style-name="Standard">14: HAUNTED</text:p>
      <text:p text:style-name="Standard">15: LABYRINTH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4</text:p>
          </table:table-cell>
          <table:table-cell table:style-name="TableCell10">
            <text:p text:style-name="P11">1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2</text:p>
          </table:table-cell>
        </table:table-row>
        <table:table-row table:style-name="TableRow16">
          <table:table-cell table:style-name="TableCell17">
            <text:p text:style-name="P18">14</text:p>
          </table:table-cell>
          <table:table-cell table:style-name="TableCell19">
            <text:p text:style-name="P20">0</text:p>
          </table:table-cell>
          <table:table-cell table:style-name="TableCell21">
            <text:p text:style-name="P22">6</text:p>
          </table:table-cell>
          <table:table-cell table:style-name="TableCell23">
            <text:p text:style-name="P24">5</text:p>
          </table:table-cell>
        </table:table-row>
        <table:table-row table:style-name="TableRow25">
          <table:table-cell table:style-name="TableCell26">
            <text:p text:style-name="P27">15</text:p>
          </table:table-cell>
          <table:table-cell table:style-name="TableCell28">
            <text:p text:style-name="P29">8</text:p>
          </table:table-cell>
          <table:table-cell table:style-name="TableCell30">
            <text:p text:style-name="P31">10</text:p>
          </table:table-cell>
          <table:table-cell table:style-name="TableCell32">
            <text:p text:style-name="P33">11</text:p>
          </table:table-cell>
        </table:table-row>
        <table:table-row table:style-name="TableRow34">
          <table:table-cell table:style-name="TableCell35">
            <text:p text:style-name="P36">9</text:p>
          </table:table-cell>
          <table:table-cell table:style-name="TableCell37">
            <text:p text:style-name="P38">7</text:p>
          </table:table-cell>
          <table:table-cell table:style-name="TableCell39">
            <text:p text:style-name="P40">12</text:p>
          </table:table-cell>
          <table:table-cell table:style-name="TableCell41">
            <text:p text:style-name="P42">13</text:p>
          </table:table-cell>
        </table:table-row>
      </table:table>
      <text:p text:style-name="Standard"/>
      <text:p text:style-name="Standard">All variants have common elements and all chunk types have fixed placement so that features like rivers can run between them.</text:p>
      <text:p text:style-name="Standard"/>
      <text:p text:style-name="Standard">COMBAT</text:p>
      <text:p text:style-name="Standard"/>
      <text:p text:style-name="Standard">Three options for combat, with pros and cons:</text:p>
      <text:p text:style-name="Standard"/>
      <text:list text:style-name="LFO2" text:continue-numbering="true">
        <text:list-item>
          <text:p text:style-name="P43">Zelda LTTP-style combat</text:p>
          <text:list text:continue-numbering="true">
            <text:list-item>
              <text:p text:style-name="P44">PROS: easy-ish to implement, proven fun, keeps pace tight</text:p>
            </text:list-item>
            <text:list-item>
              <text:p text:style-name="P45">CONS: can be stressful, requires lots of anims and enemy behaviours, collision debugging might be a nightmare</text:p>
            </text:list-item>
          </text:list>
        </text:list-item>
        <text:list-item>
          <text:p text:style-name="P46">Pokemon-style combat</text:p>
          <text:list text:continue-numbering="true">
            <text:list-item>
              <text:p text:style-name="P47">PROS: interesting, relaxed, allows lots of variation, grinding encourages revisiting areas, XP system is rewarding</text:p>
            </text:list-item>
            <text:list-item>
              <text:p text:style-name="P48">CONS: state changes difficult to implement, requires lots of sprites (reduce work with mix-and-match?), balancing will be a challenge, needs monster inventory</text:p>
            </text:list-item>
          </text:list>
        </text:list-item>
        <text:list-item>
          <text:p text:style-name="P49">Mystery third option I forgo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Calib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all Slater</meta:initial-creator>
    <dc:creator>Niall Slater</dc:creator>
    <meta:creation-date>2018-08-19T10:28:00Z</meta:creation-date>
    <dc:date>2018-08-30T13:05:00Z</dc:date>
    <meta:template xlink:href="Normal.dotm" xlink:type="simple"/>
    <meta:editing-cycles>10</meta:editing-cycles>
    <meta:editing-duration>PT3960S</meta:editing-duration>
    <meta:document-statistic meta:page-count="1" meta:paragraph-count="2" meta:word-count="151" meta:character-count="1011" meta:row-count="7" meta:non-whitespace-character-count="862"/>
  </office:meta>
</office:document-meta>
</file>